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06602"/>
          <table:table-cell office:value-type="float" office:value="0.75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483.0"/>
          <table:table-cell office:value-type="float" office:value="49608.0"/>
          <table:table-cell office:value-type="float" office:value="165472.0"/>
          <table:table-cell office:value-type="float" office:value="133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640.0"/>
          <table:table-cell office:value-type="float" office:value="140088.0"/>
          <table:table-cell office:value-type="float" office:value="105425.0"/>
          <table:table-cell office:value-type="float" office:value="93291.0"/>
          <table:table-cell office:value-type="float" office:value="185951.0"/>
          <table:table-cell office:value-type="float" office:value="284.0"/>
          <table:table-cell office:value-type="float" office:value="1.01848"/>
          <table:table-cell office:value-type="float" office:value="0.66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680.0"/>
          <table:table-cell office:value-type="float" office:value="49618.0"/>
          <table:table-cell office:value-type="float" office:value="165505.0"/>
          <table:table-cell office:value-type="float" office:value="134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640.0"/>
          <table:table-cell office:value-type="float" office:value="140088.0"/>
          <table:table-cell office:value-type="float" office:value="105425.0"/>
          <table:table-cell office:value-type="float" office:value="93291.0"/>
          <table:table-cell office:value-type="float" office:value="159561.0"/>
          <table:table-cell office:value-type="float" office:value="284.0"/>
          <table:table-cell office:value-type="float" office:value="0.51179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0.0"/>
          <table:table-cell office:value-type="float" office:value="18416.0"/>
          <table:table-cell office:value-type="float" office:value="64494.0"/>
          <table:table-cell office:value-type="float" office:value="102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038.0"/>
          <table:table-cell office:value-type="float" office:value="48934.0"/>
          <table:table-cell office:value-type="float" office:value="34939.0"/>
          <table:table-cell office:value-type="float" office:value="32607.0"/>
          <table:table-cell office:value-type="float" office:value="47080.0"/>
          <table:table-cell office:value-type="float" office:value="148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02757"/>
          <table:table-cell office:value-type="float" office:value="0.70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7.0"/>
          <table:table-cell office:value-type="float" office:value="49855.0"/>
          <table:table-cell office:value-type="float" office:value="166507.0"/>
          <table:table-cell office:value-type="float" office:value="134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746.0"/>
          <table:table-cell office:value-type="float" office:value="140636.0"/>
          <table:table-cell office:value-type="float" office:value="105695.0"/>
          <table:table-cell office:value-type="float" office:value="93679.0"/>
          <table:table-cell office:value-type="float" office:value="159611.0"/>
          <table:table-cell office:value-type="float" office:value="284.0"/>
          <table:table-cell office:value-type="float" office:value="0.932564"/>
          <table:table-cell office:value-type="float" office:value="0.61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.0"/>
          <table:table-cell office:value-type="float" office:value="306.0"/>
          <table:table-cell office:value-type="float" office:value="49845.0"/>
          <table:table-cell office:value-type="float" office:value="166474.0"/>
          <table:table-cell office:value-type="float" office:value="134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746.0"/>
          <table:table-cell office:value-type="float" office:value="140636.0"/>
          <table:table-cell office:value-type="float" office:value="105695.0"/>
          <table:table-cell office:value-type="float" office:value="93679.0"/>
          <table:table-cell office:value-type="float" office:value="186026.0"/>
          <table:table-cell office:value-type="float" office:value="284.0"/>
          <table:table-cell office:value-type="float" office:value="0.534026"/>
          <table:table-cell office:value-type="float" office:value="0.2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86.0"/>
          <table:table-cell office:value-type="float" office:value="1161.0"/>
          <table:table-cell office:value-type="float" office:value="18653.0"/>
          <table:table-cell office:value-type="float" office:value="65496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44.0"/>
          <table:table-cell office:value-type="float" office:value="49482.0"/>
          <table:table-cell office:value-type="float" office:value="35209.0"/>
          <table:table-cell office:value-type="float" office:value="32995.0"/>
          <table:table-cell office:value-type="float" office:value="47155.0"/>
          <table:table-cell office:value-type="float" office:value="148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06825"/>
          <table:table-cell office:value-type="float" office:value="0.7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8.0"/>
          <table:table-cell office:value-type="float" office:value="49745.0"/>
          <table:table-cell office:value-type="float" office:value="166032.0"/>
          <table:table-cell office:value-type="float" office:value="133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702.0"/>
          <table:table-cell office:value-type="float" office:value="140377.0"/>
          <table:table-cell office:value-type="float" office:value="105560.0"/>
          <table:table-cell office:value-type="float" office:value="93474.0"/>
          <table:table-cell office:value-type="float" office:value="185978.0"/>
          <table:table-cell office:value-type="float" office:value="284.0"/>
          <table:table-cell office:value-type="float" office:value="1.43248"/>
          <table:table-cell office:value-type="float" office:value="1.08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693.0"/>
          <table:table-cell office:value-type="float" office:value="49745.0"/>
          <table:table-cell office:value-type="float" office:value="166032.0"/>
          <table:table-cell office:value-type="float" office:value="135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702.0"/>
          <table:table-cell office:value-type="float" office:value="140377.0"/>
          <table:table-cell office:value-type="float" office:value="105560.0"/>
          <table:table-cell office:value-type="float" office:value="93474.0"/>
          <table:table-cell office:value-type="float" office:value="185978.0"/>
          <table:table-cell office:value-type="float" office:value="284.0"/>
          <table:table-cell office:value-type="float" office:value="0.501356"/>
          <table:table-cell office:value-type="float" office:value="0.1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58.0"/>
          <table:table-cell office:value-type="float" office:value="18535.0"/>
          <table:table-cell office:value-type="float" office:value="64995.0"/>
          <table:table-cell office:value-type="float" office:value="10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00.0"/>
          <table:table-cell office:value-type="float" office:value="49223.0"/>
          <table:table-cell office:value-type="float" office:value="35074.0"/>
          <table:table-cell office:value-type="float" office:value="32790.0"/>
          <table:table-cell office:value-type="float" office:value="47106.0"/>
          <table:table-cell office:value-type="float" office:value="14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991826"/>
          <table:table-cell office:value-type="float" office:value="0.66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8.0"/>
          <table:table-cell office:value-type="float" office:value="48756.0"/>
          <table:table-cell office:value-type="float" office:value="162510.0"/>
          <table:table-cell office:value-type="float" office:value="135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71.0"/>
          <table:table-cell office:value-type="float" office:value="139043.0"/>
          <table:table-cell office:value-type="float" office:value="104596.0"/>
          <table:table-cell office:value-type="float" office:value="92905.0"/>
          <table:table-cell office:value-type="float" office:value="159514.0"/>
          <table:table-cell office:value-type="float" office:value="284.0"/>
          <table:table-cell office:value-type="float" office:value="0.9917"/>
          <table:table-cell office:value-type="float" office:value="0.67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952.0"/>
          <table:table-cell office:value-type="float" office:value="48736.0"/>
          <table:table-cell office:value-type="float" office:value="162444.0"/>
          <table:table-cell office:value-type="float" office:value="135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71.0"/>
          <table:table-cell office:value-type="float" office:value="139043.0"/>
          <table:table-cell office:value-type="float" office:value="104596.0"/>
          <table:table-cell office:value-type="float" office:value="92905.0"/>
          <table:table-cell office:value-type="float" office:value="185892.0"/>
          <table:table-cell office:value-type="float" office:value="284.0"/>
          <table:table-cell office:value-type="float" office:value="0.557914"/>
          <table:table-cell office:value-type="float" office:value="0.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2.0"/>
          <table:table-cell office:value-type="float" office:value="17527.0"/>
          <table:table-cell office:value-type="float" office:value="61410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69.0"/>
          <table:table-cell office:value-type="float" office:value="47889.0"/>
          <table:table-cell office:value-type="float" office:value="34110.0"/>
          <table:table-cell office:value-type="float" office:value="32221.0"/>
          <table:table-cell office:value-type="float" office:value="47013.0"/>
          <table:table-cell office:value-type="float" office:value="148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02511"/>
          <table:table-cell office:value-type="float" office:value="0.68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54.0"/>
          <table:table-cell office:value-type="float" office:value="49420.0"/>
          <table:table-cell office:value-type="float" office:value="164945.0"/>
          <table:table-cell office:value-type="float" office:value="134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628.0"/>
          <table:table-cell office:value-type="float" office:value="140095.0"/>
          <table:table-cell office:value-type="float" office:value="105281.0"/>
          <table:table-cell office:value-type="float" office:value="93463.0"/>
          <table:table-cell office:value-type="float" office:value="185969.0"/>
          <table:table-cell office:value-type="float" office:value="284.0"/>
          <table:table-cell office:value-type="float" office:value="0.979109"/>
          <table:table-cell office:value-type="float" office:value="0.62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631.0"/>
          <table:table-cell office:value-type="float" office:value="49410.0"/>
          <table:table-cell office:value-type="float" office:value="164912.0"/>
          <table:table-cell office:value-type="float" office:value="134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628.0"/>
          <table:table-cell office:value-type="float" office:value="140095.0"/>
          <table:table-cell office:value-type="float" office:value="105281.0"/>
          <table:table-cell office:value-type="float" office:value="93463.0"/>
          <table:table-cell office:value-type="float" office:value="185971.0"/>
          <table:table-cell office:value-type="float" office:value="284.0"/>
          <table:table-cell office:value-type="float" office:value="0.54888"/>
          <table:table-cell office:value-type="float" office:value="0.20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92.0"/>
          <table:table-cell office:value-type="float" office:value="1120.0"/>
          <table:table-cell office:value-type="float" office:value="18210.0"/>
          <table:table-cell office:value-type="float" office:value="63909.0"/>
          <table:table-cell office:value-type="float" office:value="102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026.0"/>
          <table:table-cell office:value-type="float" office:value="48941.0"/>
          <table:table-cell office:value-type="float" office:value="34795.0"/>
          <table:table-cell office:value-type="float" office:value="32779.0"/>
          <table:table-cell office:value-type="float" office:value="47106.0"/>
          <table:table-cell office:value-type="float" office:value="14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6891"/>
          <table:table-cell office:value-type="float" office:value="1.311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945.0"/>
          <table:table-cell office:value-type="float" office:value="24180.0"/>
          <table:table-cell office:value-type="float" office:value="55677.0"/>
          <table:table-cell office:value-type="float" office:value="187519.0"/>
          <table:table-cell office:value-type="float" office:value="138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337.0"/>
          <table:table-cell office:value-type="float" office:value="150277.0"/>
          <table:table-cell office:value-type="float" office:value="111930.0"/>
          <table:table-cell office:value-type="float" office:value="99127.0"/>
          <table:table-cell office:value-type="float" office:value="160720.0"/>
          <table:table-cell office:value-type="float" office:value="284.0"/>
          <table:table-cell office:value-type="float" office:value="1.00159"/>
          <table:table-cell office:value-type="float" office:value="0.6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87.0"/>
          <table:table-cell office:value-type="float" office:value="55677.0"/>
          <table:table-cell office:value-type="float" office:value="187519.0"/>
          <table:table-cell office:value-type="float" office:value="138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337.0"/>
          <table:table-cell office:value-type="float" office:value="150277.0"/>
          <table:table-cell office:value-type="float" office:value="111930.0"/>
          <table:table-cell office:value-type="float" office:value="99127.0"/>
          <table:table-cell office:value-type="float" office:value="160720.0"/>
          <table:table-cell office:value-type="float" office:value="284.0"/>
          <table:table-cell office:value-type="float" office:value="0.643138"/>
          <table:table-cell office:value-type="float" office:value="0.2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0.0"/>
          <table:table-cell office:value-type="float" office:value="24502.0"/>
          <table:table-cell office:value-type="float" office:value="86597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735.0"/>
          <table:table-cell office:value-type="float" office:value="59123.0"/>
          <table:table-cell office:value-type="float" office:value="41444.0"/>
          <table:table-cell office:value-type="float" office:value="38443.0"/>
          <table:table-cell office:value-type="float" office:value="48816.0"/>
          <table:table-cell office:value-type="float" office:value="148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995364"/>
          <table:table-cell office:value-type="float" office:value="0.6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55534.0"/>
          <table:table-cell office:value-type="float" office:value="186999.0"/>
          <table:table-cell office:value-type="float" office:value="138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65.0"/>
          <table:table-cell office:value-type="float" office:value="150017.0"/>
          <table:table-cell office:value-type="float" office:value="111781.0"/>
          <table:table-cell office:value-type="float" office:value="98971.0"/>
          <table:table-cell office:value-type="float" office:value="160688.0"/>
          <table:table-cell office:value-type="float" office:value="284.0"/>
          <table:table-cell office:value-type="float" office:value="1.01765"/>
          <table:table-cell office:value-type="float" office:value="0.69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065.0"/>
          <table:table-cell office:value-type="float" office:value="55534.0"/>
          <table:table-cell office:value-type="float" office:value="186999.0"/>
          <table:table-cell office:value-type="float" office:value="138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65.0"/>
          <table:table-cell office:value-type="float" office:value="150017.0"/>
          <table:table-cell office:value-type="float" office:value="111781.0"/>
          <table:table-cell office:value-type="float" office:value="98971.0"/>
          <table:table-cell office:value-type="float" office:value="160688.0"/>
          <table:table-cell office:value-type="float" office:value="284.0"/>
          <table:table-cell office:value-type="float" office:value="0.568129"/>
          <table:table-cell office:value-type="float" office:value="0.1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328.0"/>
          <table:table-cell office:value-type="float" office:value="24341.0"/>
          <table:table-cell office:value-type="float" office:value="8601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663.0"/>
          <table:table-cell office:value-type="float" office:value="58863.0"/>
          <table:table-cell office:value-type="float" office:value="41295.0"/>
          <table:table-cell office:value-type="float" office:value="38287.0"/>
          <table:table-cell office:value-type="float" office:value="48759.0"/>
          <table:table-cell office:value-type="float" office:value="148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94189"/>
          <table:table-cell office:value-type="float" office:value="1.6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20.0"/>
          <table:table-cell office:value-type="float" office:value="10804.0"/>
          <table:table-cell office:value-type="float" office:value="55462.0"/>
          <table:table-cell office:value-type="float" office:value="186722.0"/>
          <table:table-cell office:value-type="float" office:value="137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242.0"/>
          <table:table-cell office:value-type="float" office:value="149887.0"/>
          <table:table-cell office:value-type="float" office:value="111709.0"/>
          <table:table-cell office:value-type="float" office:value="98886.0"/>
          <table:table-cell office:value-type="float" office:value="160700.0"/>
          <table:table-cell office:value-type="float" office:value="284.0"/>
          <table:table-cell office:value-type="float" office:value="1.03486"/>
          <table:table-cell office:value-type="float" office:value="0.6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9.0"/>
          <table:table-cell office:value-type="float" office:value="55462.0"/>
          <table:table-cell office:value-type="float" office:value="186722.0"/>
          <table:table-cell office:value-type="float" office:value="133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242.0"/>
          <table:table-cell office:value-type="float" office:value="149887.0"/>
          <table:table-cell office:value-type="float" office:value="111709.0"/>
          <table:table-cell office:value-type="float" office:value="98886.0"/>
          <table:table-cell office:value-type="float" office:value="160700.0"/>
          <table:table-cell office:value-type="float" office:value="284.0"/>
          <table:table-cell office:value-type="float" office:value="0.616033"/>
          <table:table-cell office:value-type="float" office:value="0.29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2.0"/>
          <table:table-cell office:value-type="float" office:value="24260.0"/>
          <table:table-cell office:value-type="float" office:value="85710.0"/>
          <table:table-cell office:value-type="float" office:value="105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640.0"/>
          <table:table-cell office:value-type="float" office:value="58733.0"/>
          <table:table-cell office:value-type="float" office:value="41223.0"/>
          <table:table-cell office:value-type="float" office:value="38202.0"/>
          <table:table-cell office:value-type="float" office:value="48774.0"/>
          <table:table-cell office:value-type="float" office:value="148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200.0"/>
          <table:table-cell office:value-type="float" office:value="0.617"/>
          <table:table-cell office:value-type="float" office:value="0.01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55671.0"/>
          <table:table-cell office:value-type="float" office:value="187505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341.0"/>
          <table:table-cell office:value-type="float" office:value="150279.0"/>
          <table:table-cell office:value-type="float" office:value="111932.0"/>
          <table:table-cell office:value-type="float" office:value="99131.0"/>
          <table:table-cell office:value-type="float" office:value="160744.0"/>
          <table:table-cell office:value-type="float" office:value="284.0"/>
          <table:table-cell office:value-type="float" office:value="1.79664"/>
          <table:table-cell office:value-type="float" office:value="1.439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37.0"/>
          <table:table-cell office:value-type="float" office:value="28582.0"/>
          <table:table-cell office:value-type="float" office:value="55671.0"/>
          <table:table-cell office:value-type="float" office:value="187505.0"/>
          <table:table-cell office:value-type="float" office:value="139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341.0"/>
          <table:table-cell office:value-type="float" office:value="150279.0"/>
          <table:table-cell office:value-type="float" office:value="111932.0"/>
          <table:table-cell office:value-type="float" office:value="99131.0"/>
          <table:table-cell office:value-type="float" office:value="160744.0"/>
          <table:table-cell office:value-type="float" office:value="284.0"/>
          <table:table-cell office:value-type="float" office:value="0.606644"/>
          <table:table-cell office:value-type="float" office:value="0.2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38.0"/>
          <table:table-cell office:value-type="float" office:value="24496.0"/>
          <table:table-cell office:value-type="float" office:value="86583.0"/>
          <table:table-cell office:value-type="float" office:value="104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739.0"/>
          <table:table-cell office:value-type="float" office:value="59125.0"/>
          <table:table-cell office:value-type="float" office:value="41446.0"/>
          <table:table-cell office:value-type="float" office:value="38447.0"/>
          <table:table-cell office:value-type="float" office:value="48848.0"/>
          <table:table-cell office:value-type="float" office:value="148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.00049"/>
          <table:table-cell office:value-type="float" office:value="0.69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116.0"/>
          <table:table-cell office:value-type="float" office:value="55609.0"/>
          <table:table-cell office:value-type="float" office:value="187251.0"/>
          <table:table-cell office:value-type="float" office:value="139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305.0"/>
          <table:table-cell office:value-type="float" office:value="150144.0"/>
          <table:table-cell office:value-type="float" office:value="111859.0"/>
          <table:table-cell office:value-type="float" office:value="99045.0"/>
          <table:table-cell office:value-type="float" office:value="160703.0"/>
          <table:table-cell office:value-type="float" office:value="284.0"/>
          <table:table-cell office:value-type="float" office:value="0.974633"/>
          <table:table-cell office:value-type="float" office:value="0.6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.0"/>
          <table:table-cell office:value-type="float" office:value="55609.0"/>
          <table:table-cell office:value-type="float" office:value="187251.0"/>
          <table:table-cell office:value-type="float" office:value="139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305.0"/>
          <table:table-cell office:value-type="float" office:value="150144.0"/>
          <table:table-cell office:value-type="float" office:value="111859.0"/>
          <table:table-cell office:value-type="float" office:value="99045.0"/>
          <table:table-cell office:value-type="float" office:value="160703.0"/>
          <table:table-cell office:value-type="float" office:value="284.0"/>
          <table:table-cell office:value-type="float" office:value="0.642966"/>
          <table:table-cell office:value-type="float" office:value="0.3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00.0"/>
          <table:table-cell office:value-type="float" office:value="24425.0"/>
          <table:table-cell office:value-type="float" office:value="86299.0"/>
          <table:table-cell office:value-type="float" office:value="10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703.0"/>
          <table:table-cell office:value-type="float" office:value="58990.0"/>
          <table:table-cell office:value-type="float" office:value="41373.0"/>
          <table:table-cell office:value-type="float" office:value="38361.0"/>
          <table:table-cell office:value-type="float" office:value="48786.0"/>
          <table:table-cell office:value-type="float" office:value="148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21544"/>
          <table:table-cell office:value-type="float" office:value="0.87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784.0"/>
          <table:table-cell office:value-type="float" office:value="71827.0"/>
          <table:table-cell office:value-type="float" office:value="245533.0"/>
          <table:table-cell office:value-type="float" office:value="152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54.0"/>
          <table:table-cell office:value-type="float" office:value="195865.0"/>
          <table:table-cell office:value-type="float" office:value="142755.0"/>
          <table:table-cell office:value-type="float" office:value="130512.0"/>
          <table:table-cell office:value-type="float" office:value="202117.0"/>
          <table:table-cell office:value-type="float" office:value="355.0"/>
          <table:table-cell office:value-type="float" office:value="1.1924"/>
          <table:table-cell office:value-type="float" office:value="0.78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934.0"/>
          <table:table-cell office:value-type="float" office:value="71827.0"/>
          <table:table-cell office:value-type="float" office:value="245533.0"/>
          <table:table-cell office:value-type="float" office:value="150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54.0"/>
          <table:table-cell office:value-type="float" office:value="195865.0"/>
          <table:table-cell office:value-type="float" office:value="142755.0"/>
          <table:table-cell office:value-type="float" office:value="130512.0"/>
          <table:table-cell office:value-type="float" office:value="202117.0"/>
          <table:table-cell office:value-type="float" office:value="355.0"/>
          <table:table-cell office:value-type="float" office:value="0.686478"/>
          <table:table-cell office:value-type="float" office:value="0.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51.0"/>
          <table:table-cell office:value-type="float" office:value="32847.0"/>
          <table:table-cell office:value-type="float" office:value="119343.0"/>
          <table:table-cell office:value-type="float" office:value="110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249.0"/>
          <table:table-cell office:value-type="float" office:value="81920.0"/>
          <table:table-cell office:value-type="float" office:value="54645.0"/>
          <table:table-cell office:value-type="float" office:value="54657.0"/>
          <table:table-cell office:value-type="float" office:value="62837.0"/>
          <table:table-cell office:value-type="float" office:value="18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1.20995"/>
          <table:table-cell office:value-type="float" office:value="0.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883.0"/>
          <table:table-cell office:value-type="float" office:value="71339.0"/>
          <table:table-cell office:value-type="float" office:value="243849.0"/>
          <table:table-cell office:value-type="float" office:value="150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96.0"/>
          <table:table-cell office:value-type="float" office:value="195291.0"/>
          <table:table-cell office:value-type="float" office:value="142283.0"/>
          <table:table-cell office:value-type="float" office:value="130312.0"/>
          <table:table-cell office:value-type="float" office:value="236305.0"/>
          <table:table-cell office:value-type="float" office:value="355.0"/>
          <table:table-cell office:value-type="float" office:value="1.22965"/>
          <table:table-cell office:value-type="float" office:value="0.9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08.0"/>
          <table:table-cell office:value-type="float" office:value="71349.0"/>
          <table:table-cell office:value-type="float" office:value="243882.0"/>
          <table:table-cell office:value-type="float" office:value="153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96.0"/>
          <table:table-cell office:value-type="float" office:value="195291.0"/>
          <table:table-cell office:value-type="float" office:value="142283.0"/>
          <table:table-cell office:value-type="float" office:value="130312.0"/>
          <table:table-cell office:value-type="float" office:value="202026.0"/>
          <table:table-cell office:value-type="float" office:value="355.0"/>
          <table:table-cell office:value-type="float" office:value="0.661379"/>
          <table:table-cell office:value-type="float" office:value="0.2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0.0"/>
          <table:table-cell office:value-type="float" office:value="32324.0"/>
          <table:table-cell office:value-type="float" office:value="117543.0"/>
          <table:table-cell office:value-type="float" office:value="109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091.0"/>
          <table:table-cell office:value-type="float" office:value="81346.0"/>
          <table:table-cell office:value-type="float" office:value="54173.0"/>
          <table:table-cell office:value-type="float" office:value="54457.0"/>
          <table:table-cell office:value-type="float" office:value="62702.0"/>
          <table:table-cell office:value-type="float" office:value="18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1.21877"/>
          <table:table-cell office:value-type="float" office:value="0.88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735.0"/>
          <table:table-cell office:value-type="float" office:value="71482.0"/>
          <table:table-cell office:value-type="float" office:value="244293.0"/>
          <table:table-cell office:value-type="float" office:value="152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179.0"/>
          <table:table-cell office:value-type="float" office:value="195482.0"/>
          <table:table-cell office:value-type="float" office:value="142424.0"/>
          <table:table-cell office:value-type="float" office:value="130408.0"/>
          <table:table-cell office:value-type="float" office:value="202071.0"/>
          <table:table-cell office:value-type="float" office:value="355.0"/>
          <table:table-cell office:value-type="float" office:value="1.24982"/>
          <table:table-cell office:value-type="float" office:value="0.8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675.0"/>
          <table:table-cell office:value-type="float" office:value="71462.0"/>
          <table:table-cell office:value-type="float" office:value="244227.0"/>
          <table:table-cell office:value-type="float" office:value="153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179.0"/>
          <table:table-cell office:value-type="float" office:value="195482.0"/>
          <table:table-cell office:value-type="float" office:value="142424.0"/>
          <table:table-cell office:value-type="float" office:value="130408.0"/>
          <table:table-cell office:value-type="float" office:value="236366.0"/>
          <table:table-cell office:value-type="float" office:value="355.0"/>
          <table:table-cell office:value-type="float" office:value="0.717353"/>
          <table:table-cell office:value-type="float" office:value="0.38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383.0"/>
          <table:table-cell office:value-type="float" office:value="32475.0"/>
          <table:table-cell office:value-type="float" office:value="118015.0"/>
          <table:table-cell office:value-type="float" office:value="110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174.0"/>
          <table:table-cell office:value-type="float" office:value="81537.0"/>
          <table:table-cell office:value-type="float" office:value="54314.0"/>
          <table:table-cell office:value-type="float" office:value="54553.0"/>
          <table:table-cell office:value-type="float" office:value="62780.0"/>
          <table:table-cell office:value-type="float" office:value="18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1.15741"/>
          <table:table-cell office:value-type="float" office:value="0.8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970.0"/>
          <table:table-cell office:value-type="float" office:value="72012.0"/>
          <table:table-cell office:value-type="float" office:value="246226.0"/>
          <table:table-cell office:value-type="float" office:value="153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338.0"/>
          <table:table-cell office:value-type="float" office:value="196196.0"/>
          <table:table-cell office:value-type="float" office:value="142959.0"/>
          <table:table-cell office:value-type="float" office:value="130718.0"/>
          <table:table-cell office:value-type="float" office:value="202147.0"/>
          <table:table-cell office:value-type="float" office:value="355.0"/>
          <table:table-cell office:value-type="float" office:value="1.26203"/>
          <table:table-cell office:value-type="float" office:value="0.89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2993.0"/>
          <table:table-cell office:value-type="float" office:value="72012.0"/>
          <table:table-cell office:value-type="float" office:value="246226.0"/>
          <table:table-cell office:value-type="float" office:value="150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338.0"/>
          <table:table-cell office:value-type="float" office:value="196196.0"/>
          <table:table-cell office:value-type="float" office:value="142959.0"/>
          <table:table-cell office:value-type="float" office:value="130718.0"/>
          <table:table-cell office:value-type="float" office:value="202147.0"/>
          <table:table-cell office:value-type="float" office:value="355.0"/>
          <table:table-cell office:value-type="float" office:value="0.640106"/>
          <table:table-cell office:value-type="float" office:value="0.2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8.0"/>
          <table:table-cell office:value-type="float" office:value="33023.0"/>
          <table:table-cell office:value-type="float" office:value="120006.0"/>
          <table:table-cell office:value-type="float" office:value="111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333.0"/>
          <table:table-cell office:value-type="float" office:value="82251.0"/>
          <table:table-cell office:value-type="float" office:value="54849.0"/>
          <table:table-cell office:value-type="float" office:value="54863.0"/>
          <table:table-cell office:value-type="float" office:value="62879.0"/>
          <table:table-cell office:value-type="float" office:value="18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.16075"/>
          <table:table-cell office:value-type="float" office:value="0.82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655.0"/>
          <table:table-cell office:value-type="float" office:value="71930.0"/>
          <table:table-cell office:value-type="float" office:value="245935.0"/>
          <table:table-cell office:value-type="float" office:value="153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307.0"/>
          <table:table-cell office:value-type="float" office:value="196071.0"/>
          <table:table-cell office:value-type="float" office:value="142884.0"/>
          <table:table-cell office:value-type="float" office:value="130650.0"/>
          <table:table-cell office:value-type="float" office:value="202146.0"/>
          <table:table-cell office:value-type="float" office:value="355.0"/>
          <table:table-cell office:value-type="float" office:value="1.20941"/>
          <table:table-cell office:value-type="float" office:value="0.8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9.0"/>
          <table:table-cell office:value-type="float" office:value="71930.0"/>
          <table:table-cell office:value-type="float" office:value="245935.0"/>
          <table:table-cell office:value-type="float" office:value="15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307.0"/>
          <table:table-cell office:value-type="float" office:value="196071.0"/>
          <table:table-cell office:value-type="float" office:value="142884.0"/>
          <table:table-cell office:value-type="float" office:value="130650.0"/>
          <table:table-cell office:value-type="float" office:value="202146.0"/>
          <table:table-cell office:value-type="float" office:value="355.0"/>
          <table:table-cell office:value-type="float" office:value="0.665174"/>
          <table:table-cell office:value-type="float" office:value="0.3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5.0"/>
          <table:table-cell office:value-type="float" office:value="32941.0"/>
          <table:table-cell office:value-type="float" office:value="119715.0"/>
          <table:table-cell office:value-type="float" office:value="110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302.0"/>
          <table:table-cell office:value-type="float" office:value="82126.0"/>
          <table:table-cell office:value-type="float" office:value="54774.0"/>
          <table:table-cell office:value-type="float" office:value="54795.0"/>
          <table:table-cell office:value-type="float" office:value="62874.0"/>
          <table:table-cell office:value-type="float" office:value="18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30533"/>
          <table:table-cell office:value-type="float" office:value="0.98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46.0"/>
          <table:table-cell office:value-type="float" office:value="3560.0"/>
          <table:table-cell office:value-type="float" office:value="80677.0"/>
          <table:table-cell office:value-type="float" office:value="278316.0"/>
          <table:table-cell office:value-type="float" office:value="158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91.0"/>
          <table:table-cell office:value-type="float" office:value="211073.0"/>
          <table:table-cell office:value-type="float" office:value="152274.0"/>
          <table:table-cell office:value-type="float" office:value="139249.0"/>
          <table:table-cell office:value-type="float" office:value="203803.0"/>
          <table:table-cell office:value-type="float" office:value="355.0"/>
          <table:table-cell office:value-type="float" office:value="1.31091"/>
          <table:table-cell office:value-type="float" office:value="0.9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54.0"/>
          <table:table-cell office:value-type="float" office:value="80677.0"/>
          <table:table-cell office:value-type="float" office:value="278316.0"/>
          <table:table-cell office:value-type="float" office:value="158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91.0"/>
          <table:table-cell office:value-type="float" office:value="211073.0"/>
          <table:table-cell office:value-type="float" office:value="152274.0"/>
          <table:table-cell office:value-type="float" office:value="139249.0"/>
          <table:table-cell office:value-type="float" office:value="203803.0"/>
          <table:table-cell office:value-type="float" office:value="355.0"/>
          <table:table-cell office:value-type="float" office:value="0.669798"/>
          <table:table-cell office:value-type="float" office:value="0.3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78.0"/>
          <table:table-cell office:value-type="float" office:value="41706.0"/>
          <table:table-cell office:value-type="float" office:value="152156.0"/>
          <table:table-cell office:value-type="float" office:value="114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986.0"/>
          <table:table-cell office:value-type="float" office:value="97128.0"/>
          <table:table-cell office:value-type="float" office:value="64164.0"/>
          <table:table-cell office:value-type="float" office:value="63394.0"/>
          <table:table-cell office:value-type="float" office:value="65370.0"/>
          <table:table-cell office:value-type="float" office:value="18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21627"/>
          <table:table-cell office:value-type="float" office:value="0.8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600.0"/>
          <table:table-cell office:value-type="float" office:value="80581.0"/>
          <table:table-cell office:value-type="float" office:value="277969.0"/>
          <table:table-cell office:value-type="float" office:value="155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53.0"/>
          <table:table-cell office:value-type="float" office:value="210911.0"/>
          <table:table-cell office:value-type="float" office:value="152184.0"/>
          <table:table-cell office:value-type="float" office:value="139153.0"/>
          <table:table-cell office:value-type="float" office:value="203812.0"/>
          <table:table-cell office:value-type="float" office:value="355.0"/>
          <table:table-cell office:value-type="float" office:value="1.48562"/>
          <table:table-cell office:value-type="float" office:value="1.119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26.0"/>
          <table:table-cell office:value-type="float" office:value="3126.0"/>
          <table:table-cell office:value-type="float" office:value="80581.0"/>
          <table:table-cell office:value-type="float" office:value="277969.0"/>
          <table:table-cell office:value-type="float" office:value="156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53.0"/>
          <table:table-cell office:value-type="float" office:value="210911.0"/>
          <table:table-cell office:value-type="float" office:value="152184.0"/>
          <table:table-cell office:value-type="float" office:value="139153.0"/>
          <table:table-cell office:value-type="float" office:value="203812.0"/>
          <table:table-cell office:value-type="float" office:value="355.0"/>
          <table:table-cell office:value-type="float" office:value="0.736997"/>
          <table:table-cell office:value-type="float" office:value="0.36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625.0"/>
          <table:table-cell office:value-type="float" office:value="41601.0"/>
          <table:table-cell office:value-type="float" office:value="151779.0"/>
          <table:table-cell office:value-type="float" office:value="114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948.0"/>
          <table:table-cell office:value-type="float" office:value="96966.0"/>
          <table:table-cell office:value-type="float" office:value="64074.0"/>
          <table:table-cell office:value-type="float" office:value="63298.0"/>
          <table:table-cell office:value-type="float" office:value="65377.0"/>
          <table:table-cell office:value-type="float" office:value="18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31088"/>
          <table:table-cell office:value-type="float" office:value="1.01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7.0"/>
          <table:table-cell office:value-type="float" office:value="4356.0"/>
          <table:table-cell office:value-type="float" office:value="80948.0"/>
          <table:table-cell office:value-type="float" office:value="279482.0"/>
          <table:table-cell office:value-type="float" office:value="156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090.0"/>
          <table:table-cell office:value-type="float" office:value="211666.0"/>
          <table:table-cell office:value-type="float" office:value="152578.0"/>
          <table:table-cell office:value-type="float" office:value="139650.0"/>
          <table:table-cell office:value-type="float" office:value="203859.0"/>
          <table:table-cell office:value-type="float" office:value="355.0"/>
          <table:table-cell office:value-type="float" office:value="1.32993"/>
          <table:table-cell office:value-type="float" office:value="0.9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80948.0"/>
          <table:table-cell office:value-type="float" office:value="279482.0"/>
          <table:table-cell office:value-type="float" office:value="158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090.0"/>
          <table:table-cell office:value-type="float" office:value="211666.0"/>
          <table:table-cell office:value-type="float" office:value="152578.0"/>
          <table:table-cell office:value-type="float" office:value="139650.0"/>
          <table:table-cell office:value-type="float" office:value="203859.0"/>
          <table:table-cell office:value-type="float" office:value="355.0"/>
          <table:table-cell office:value-type="float" office:value="0.758911"/>
          <table:table-cell office:value-type="float" office:value="0.3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38.0"/>
          <table:table-cell office:value-type="float" office:value="41995.0"/>
          <table:table-cell office:value-type="float" office:value="153382.0"/>
          <table:table-cell office:value-type="float" office:value="114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85.0"/>
          <table:table-cell office:value-type="float" office:value="97721.0"/>
          <table:table-cell office:value-type="float" office:value="64468.0"/>
          <table:table-cell office:value-type="float" office:value="63795.0"/>
          <table:table-cell office:value-type="float" office:value="65457.0"/>
          <table:table-cell office:value-type="float" office:value="18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.30054"/>
          <table:table-cell office:value-type="float" office:value="0.9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91.0"/>
          <table:table-cell office:value-type="float" office:value="80665.0"/>
          <table:table-cell office:value-type="float" office:value="278310.0"/>
          <table:table-cell office:value-type="float" office:value="157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84.0"/>
          <table:table-cell office:value-type="float" office:value="211075.0"/>
          <table:table-cell office:value-type="float" office:value="152275.0"/>
          <table:table-cell office:value-type="float" office:value="139259.0"/>
          <table:table-cell office:value-type="float" office:value="203814.0"/>
          <table:table-cell office:value-type="float" office:value="355.0"/>
          <table:table-cell office:value-type="float" office:value="1.2279"/>
          <table:table-cell office:value-type="float" office:value="0.86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91.0"/>
          <table:table-cell office:value-type="float" office:value="80665.0"/>
          <table:table-cell office:value-type="float" office:value="278310.0"/>
          <table:table-cell office:value-type="float" office:value="156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84.0"/>
          <table:table-cell office:value-type="float" office:value="211075.0"/>
          <table:table-cell office:value-type="float" office:value="152275.0"/>
          <table:table-cell office:value-type="float" office:value="139259.0"/>
          <table:table-cell office:value-type="float" office:value="203814.0"/>
          <table:table-cell office:value-type="float" office:value="355.0"/>
          <table:table-cell office:value-type="float" office:value="0.757791"/>
          <table:table-cell office:value-type="float" office:value="0.398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49.0"/>
          <table:table-cell office:value-type="float" office:value="849.0"/>
          <table:table-cell office:value-type="float" office:value="41685.0"/>
          <table:table-cell office:value-type="float" office:value="152120.0"/>
          <table:table-cell office:value-type="float" office:value="114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979.0"/>
          <table:table-cell office:value-type="float" office:value="97130.0"/>
          <table:table-cell office:value-type="float" office:value="64165.0"/>
          <table:table-cell office:value-type="float" office:value="63404.0"/>
          <table:table-cell office:value-type="float" office:value="65377.0"/>
          <table:table-cell office:value-type="float" office:value="18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7.06669"/>
          <table:table-cell office:value-type="float" office:value="6.73"/>
          <table:table-cell office:value-type="float" office:value="5.86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3052.0"/>
          <table:table-cell office:value-type="float" office:value="123714.0"/>
          <table:table-cell office:value-type="float" office:value="80715.0"/>
          <table:table-cell office:value-type="float" office:value="278488.0"/>
          <table:table-cell office:value-type="float" office:value="156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996.0"/>
          <table:table-cell office:value-type="float" office:value="211153.0"/>
          <table:table-cell office:value-type="float" office:value="152321.0"/>
          <table:table-cell office:value-type="float" office:value="139308.0"/>
          <table:table-cell office:value-type="float" office:value="203792.0"/>
          <table:table-cell office:value-type="float" office:value="355.0"/>
          <table:table-cell office:value-type="float" office:value="1.39341"/>
          <table:table-cell office:value-type="float" office:value="1.03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2.0"/>
          <table:table-cell office:value-type="float" office:value="3694.0"/>
          <table:table-cell office:value-type="float" office:value="80715.0"/>
          <table:table-cell office:value-type="float" office:value="278488.0"/>
          <table:table-cell office:value-type="float" office:value="157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996.0"/>
          <table:table-cell office:value-type="float" office:value="211153.0"/>
          <table:table-cell office:value-type="float" office:value="152321.0"/>
          <table:table-cell office:value-type="float" office:value="139308.0"/>
          <table:table-cell office:value-type="float" office:value="203792.0"/>
          <table:table-cell office:value-type="float" office:value="355.0"/>
          <table:table-cell office:value-type="float" office:value="0.675443"/>
          <table:table-cell office:value-type="float" office:value="0.3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1.0"/>
          <table:table-cell office:value-type="float" office:value="41744.0"/>
          <table:table-cell office:value-type="float" office:value="152328.0"/>
          <table:table-cell office:value-type="float" office:value="114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991.0"/>
          <table:table-cell office:value-type="float" office:value="97208.0"/>
          <table:table-cell office:value-type="float" office:value="64211.0"/>
          <table:table-cell office:value-type="float" office:value="63453.0"/>
          <table:table-cell office:value-type="float" office:value="65351.0"/>
          <table:table-cell office:value-type="float" office:value="18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